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color="#ff3333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base and NoSQL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JDBC: pustaka API untuk terhubung dan mengeksekusi query pada basis data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5 Langkah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Daftarkan drivernya</text:p>
              </text:list-item>
              <text:list-item>
                <text:p>Buat objek Connection</text:p>
              </text:list-item>
              <text:list-item>
                <text:p>Buat objek Statement</text:p>
              </text:list-item>
              <text:list-item>
                <text:p>Eksekusi Query</text:p>
              </text:list-item>
              <text:list-item>
                <text:p>Tutup koneksiny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uat tabel 'mahasiswa' di mysql dengan struktur berikut :</text:p>
                <text:p/>
                <text:p/>
                <text:p/>
              </text:list-item>
              <text:list-item>
                <text:p>Entry data berikut :</text:p>
              </text:list-item>
            </text:list>
          </draw:text-box>
        </draw:frame>
        <draw:frame draw:style-name="standard" draw:layer="layout" svg:width="14.097cm" svg:height="2.915cm" svg:x="3.165cm" svg:y="6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2">Field</text:p>
              </table:table-cell>
              <table:table-cell>
                <text:p text:style-name="P2">Tipe</text:p>
              </table:table-cell>
              <table:table-cell table:style-name="ce2">
                <text:p text:style-name="P2">ket</text:p>
              </table:table-cell>
            </table:table-row>
            <table:table-row table:style-name="ro1" table:default-cell-style-name="ce2">
              <table:table-cell>
                <text:p>nim</text:p>
              </table:table-cell>
              <table:table-cell>
                <text:p>varchar(5)</text:p>
              </table:table-cell>
              <table:table-cell>
                <text:p>Primary key</text:p>
              </table:table-cell>
            </table:table-row>
            <table:table-row table:style-name="ro1" table:default-cell-style-name="ce2">
              <table:table-cell>
                <text:p>nama</text:p>
              </table:table-cell>
              <table:table-cell>
                <text:p>varchar(50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2.915cm" svg:x="5.777cm" svg:y="12.67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NIM</text:p>
              </table:table-cell>
              <table:table-cell>
                <text:p text:style-name="P2">NAMA</text:p>
              </table:table-cell>
            </table:table-row>
            <table:table-row table:style-name="ro1" table:default-cell-style-name="ce2">
              <table:table-cell>
                <text:p>17001</text:p>
              </table:table-cell>
              <table:table-cell>
                <text:p>tamami</text:p>
              </table:table-cell>
            </table:table-row>
            <table:table-row table:style-name="ro1" table:default-cell-style-name="ce2">
              <table:table-cell>
                <text:p>17002</text:p>
              </table:table-cell>
              <table:table-cell>
                <text:p>ok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Lanjuta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Contoh 5 langkah Java akses DB :</text:p>
              </text:list-header>
              <text:list-item>
                <text:p>Query select</text:p>
              </text:list-item>
              <text:list-item>
                <text:p>Query insert</text:p>
              </text:list-item>
              <text:list-item>
                <text:p>Query update</text:p>
              </text:list-item>
              <text:list-item>
                <text:p>Query delet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Not only SQL, karena memiliki mekanisme menyimpan dan mengembalikan data yang berbeda dengan basis data relasional, walau sebetulnya masih mendukung bahasa query SQL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cam 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Graph Store : basis data yang informasinya cocok disimpan dalam struktur data grafik, contoh: jalur transportasi publik, peta jalan, pertemanan.</text:p>
              </text:list-item>
              <text:list-item>
                <text:p>Key-Value : ini jenis paling sederhana dari NoSQL, karena hanya berisi pasangan key – value, sama seperti HashMap di Java</text:p>
              </text:list-item>
              <text:list-item>
                <text:p>Document-base : Seperti namanya, ini adalah pasangan key dengan data struktur yang komplek yang disebut Docu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ngo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Document-base</text:p>
              </text:list-item>
              <text:list-item>
                <text:p>Fitur kunci :</text:p>
                <text:list>
                  <text:list-item>
                    <text:p>Performa tinggi, dapat menjadi basis data yang tertanam dalam aplikasi</text:p>
                  </text:list-item>
                  <text:list-item>
                    <text:p>Index mendukung kecepatan query </text:p>
                  </text:list-item>
                  <text:list-item>
                    <text:p>Rich Query Language: crud, aggregation, text search, geospatial query</text:p>
                  </text:list-item>
                  <text:list-item>
                    <text:p>High availability → replica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Praktek 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Membuat dokumen mahasiswa di MongoDB</text:p>
              </text:list-item>
              <text:list-item>
                <text:p>Mengisi dokumen mahasiswa</text:p>
              </text:list-item>
              <text:list-item>
                <text:p>Mengubah isi dokumen mahasiswa</text:p>
              </text:list-item>
              <text:list-item>
                <text:p>Menghapus dokumen salah satu mahasiswa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6">
                <text:list-item>
                  <text:p><text:span text:style-name="T2"/></text:p>
                </text:list-item>
              </text:list>
              <text:p><text:span text:style-name="T2"/></text:p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Pemrograman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8T15:17:21.358766509</dc:date>
    <meta:editing-duration>P1DT59M10S</meta:editing-duration>
    <meta:editing-cycles>62</meta:editing-cycles>
    <meta:generator>LibreOffice/4.2.8.2$Linux_X86_64 LibreOffice_project/420m0$Build-2</meta:generator>
    <dc:creator>P Tamami</dc:creator>
    <meta:document-statistic meta:object-count="88"/>
  </office:meta>
</office:document-meta>
</file>